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eBaselineReport.findChangedVersion( VersionResource requestV , List compareV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areBaselineReport.toXml( Document doc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areBaselineReport.getVersions( DavResource collection , List v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areBaselineRepor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BaselineReport.init( DavResource resource , ReportInfo 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areBaselineReport.isMultiStatus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